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DejaVu Sans Mono" svg:font-family="'DejaVu Sans Mono'"/>
    <style:font-face style:name="Helvetica" svg:font-family="Helvetica, Arial, sans-serif"/>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7"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style:style>
    <style:style style:name="P2"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officeooo:rsid="0015c2cd" officeooo:paragraph-rsid="0015c2cd"/>
    </style:style>
    <style:style style:name="P3"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style:style>
    <style:style style:name="P4" style:family="paragraph" style:parent-style-name="Text_20_body">
      <style:text-properties officeooo:rsid="0017639d" officeooo:paragraph-rsid="0017639d"/>
    </style:style>
    <style:style style:name="P5" style:family="paragraph" style:parent-style-name="Standard">
      <style:text-properties officeooo:rsid="0026da07" officeooo:paragraph-rsid="0026da07"/>
    </style:style>
    <style:style style:name="P6" style:family="paragraph" style:parent-style-name="Standard">
      <style:paragraph-properties fo:margin-left="0in" fo:margin-right="0in" style:line-height-at-least="0.3335in" fo:text-align="start" style:justify-single-word="false" fo:widows="1" fo:text-indent="0in" style:auto-text-indent="false"/>
      <style:text-properties fo:font-variant="normal" fo:text-transform="none" fo:color="#303030" style:font-name="Helvetica" fo:font-size="10.5pt" fo:letter-spacing="normal" fo:font-style="normal" fo:font-weight="normal"/>
    </style:style>
    <style:style style:name="P7" style:family="paragraph" style:parent-style-name="Text_20_body">
      <style:text-properties officeooo:rsid="00251285" officeooo:paragraph-rsid="00251285"/>
    </style:style>
    <style:style style:name="P8" style:family="paragraph" style:parent-style-name="Text_20_body" style:list-style-name="L6">
      <style:text-properties officeooo:rsid="00251285" officeooo:paragraph-rsid="00251285"/>
    </style:style>
    <style:style style:name="P9" style:family="paragraph" style:parent-style-name="Text_20_body" style:list-style-name="L5"/>
    <style:style style:name="P10" style:family="paragraph" style:parent-style-name="Text_20_body" style:list-style-name="L5">
      <style:text-properties officeooo:paragraph-rsid="00251285"/>
    </style:style>
    <style:style style:name="P11" style:family="paragraph" style:parent-style-name="Text_20_body">
      <style:text-properties officeooo:paragraph-rsid="00251285"/>
    </style:style>
    <style:style style:name="P12" style:family="paragraph" style:parent-style-name="Text_20_body">
      <style:text-properties officeooo:rsid="002540a7" officeooo:paragraph-rsid="002540a7"/>
    </style:style>
    <style:style style:name="P13" style:family="paragraph" style:parent-style-name="Text_20_body">
      <style:text-properties officeooo:rsid="002540a7" officeooo:paragraph-rsid="00259b4c"/>
    </style:style>
    <style:style style:name="P14" style:family="paragraph" style:parent-style-name="Text_20_body">
      <style:paragraph-properties fo:text-align="end" style:justify-single-word="false"/>
      <style:text-properties officeooo:rsid="002540a7" officeooo:paragraph-rsid="002540a7"/>
    </style:style>
    <style:style style:name="P15" style:family="paragraph" style:parent-style-name="Text_20_body">
      <style:text-properties officeooo:paragraph-rsid="002540a7"/>
    </style:style>
    <style:style style:name="P16" style:family="paragraph" style:parent-style-name="Text_20_body">
      <style:paragraph-properties fo:text-align="end" style:justify-single-word="false"/>
      <style:text-properties fo:font-weight="bold" officeooo:rsid="00259b4c" officeooo:paragraph-rsid="00259b4c" style:font-weight-asian="bold" style:font-weight-complex="bold"/>
    </style:style>
    <style:style style:name="P17" style:family="paragraph" style:parent-style-name="Text_20_body">
      <style:text-properties officeooo:rsid="0026da07" officeooo:paragraph-rsid="0026da07"/>
    </style:style>
    <style:style style:name="P18" style:family="paragraph" style:parent-style-name="Text_20_body">
      <style:text-properties officeooo:paragraph-rsid="0027d31f"/>
    </style:style>
    <style:style style:name="P19" style:family="paragraph" style:parent-style-name="Heading_20_3">
      <style:paragraph-properties fo:margin-left="0in" fo:margin-right="0in" style:line-height-at-least="0.3335in" fo:text-align="start" style:justify-single-word="false" fo:widows="1" fo:text-indent="0in" style:auto-text-indent="false"/>
      <style:text-properties officeooo:paragraph-rsid="0026da07"/>
    </style:style>
    <style:style style:name="P20" style:family="paragraph" style:parent-style-name="Table_20_Contents">
      <style:text-properties officeooo:paragraph-rsid="002540a7"/>
    </style:style>
    <style:style style:name="P21" style:family="paragraph" style:parent-style-name="Table_20_Contents">
      <style:paragraph-properties fo:text-align="end" style:justify-single-word="false"/>
      <style:text-properties fo:font-weight="bold" officeooo:rsid="002540a7" officeooo:paragraph-rsid="002540a7" style:font-weight-asian="bold" style:font-weight-complex="bold"/>
    </style:style>
    <style:style style:name="P22" style:family="paragraph" style:parent-style-name="Table_20_Contents">
      <style:text-properties fo:font-weight="bold" officeooo:rsid="002540a7" officeooo:paragraph-rsid="002540a7" style:font-weight-asian="bold" style:font-weight-complex="bold"/>
    </style:style>
    <style:style style:name="T1" style:family="text">
      <style:text-properties officeooo:rsid="00140fb8"/>
    </style:style>
    <style:style style:name="T2" style:family="text">
      <style:text-properties fo:font-variant="normal" fo:text-transform="none" fo:color="#2e3d49" style:font-name="Open Sans1" fo:font-size="13.5pt" fo:letter-spacing="normal" fo:font-style="normal" fo:font-weight="bold"/>
    </style:style>
    <style:style style:name="T3" style:family="text">
      <style:text-properties fo:font-style="normal" style:font-style-asian="normal" style:font-style-complex="normal"/>
    </style:style>
    <style:style style:name="T4" style:family="text">
      <style:text-properties fo:font-style="normal" officeooo:rsid="00259b4c" style:font-style-asian="normal" style:font-style-complex="normal"/>
    </style:style>
    <style:style style:name="T5" style:family="text">
      <style:text-properties fo:font-style="normal" officeooo:rsid="0027d31f" style:font-style-asian="normal" style:font-style-complex="normal"/>
    </style:style>
    <style:style style:name="T6" style:family="text">
      <style:text-properties officeooo:rsid="00251285"/>
    </style:style>
    <style:style style:name="T7" style:family="text">
      <style:text-properties officeooo:rsid="002540a7"/>
    </style:style>
    <style:style style:name="T8" style:family="text">
      <style:text-properties officeooo:rsid="00259b4c"/>
    </style:style>
    <style:style style:name="T9" style:family="text">
      <style:text-properties officeooo:rsid="0026da07"/>
    </style:style>
    <style:style style:name="T10" style:family="text">
      <style:text-properties officeooo:rsid="0027d31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text:p>
      <text:p text:style-name="P1"><text:span text:style-name="T1">Project 4: </text:span>Train a Smartcab to Drive</text:p>
      <text:p text:style-name="P1"/>
      <text:h text:style-name="P3" text:outline-level="3"><text:bookmark text:name="implement-a-basic-driving-agent"/>Implement a Basic Driving Agent</text:h>
      <text:p text:style-name="Text_20_body"/>
      <text:p text:style-name="Text_20_body"><text:span text:style-name="Strong_20_Emphasis"><text:span text:style-name="Emphasis">QUESTION: </text:span></text:span><text:span text:style-name="Emphasis">Observe what you see with the agent's behavior as it takes random actions. Does the </text:span><text:span text:style-name="Emphasis"><text:span text:style-name="Strong_20_Emphasis">smartcab </text:span></text:span><text:span text:style-name="Emphasis">eventually make it to the destination? Are there any other interesting observations to note?</text:span></text:p>
      <text:p text:style-name="P4">Choosing random actions, the smartcab eventually makes it to the destination. Anyway, the probability of reaching the destination decreases as the number of trials, n_trials, (or deadline if activated) decreases. The reason why the smartcab reaches the destination is because its random driving, each node of the grid, even the destination, has a probability to be reached. If the trials are enough, the destination eventually will be reached.</text:p>
      <text:p text:style-name="P4">The route that the smartcab makes to reach the destination (supposing n_trials and deadline enough big) has a very small probability to be an optimal one (or even a suboptimal).</text:p>
      <text:h text:style-name="P19" text:outline-level="3"><text:bookmark text:name="inform-the-driving-agent"/><text:span text:style-name="T2">Inform the Driving Agent</text:span></text:h>
      <text:p text:style-name="Text_20_body"/>
      <text:p text:style-name="Text_20_body"><text:span text:style-name="Strong_20_Emphasis"><text:span text:style-name="Emphasis">QUESTION: </text:span></text:span><text:span text:style-name="Emphasis">What states have you identified that are appropriate for modeling the </text:span><text:span text:style-name="Emphasis"><text:span text:style-name="Strong_20_Emphasis">smartcab </text:span></text:span><text:span text:style-name="Emphasis">and environment? Why do you believe each of these states to be appropriate for this problem?</text:span></text:p>
      <text:p text:style-name="Text_20_body">The <text:span text:style-name="T6">d</text:span>riving agent is given the following information at each intersection:</text:p>
      <text:list xml:id="list5470315470835153074" text:style-name="L5">
        <text:list-item>
          <text:p text:style-name="P10">The next waypoint location relative to its current location and heading.</text:p>
        </text:list-item>
        <text:list-item>
          <text:p text:style-name="P10">The state of the traffic light at the intersection and the presence of oncoming vehicles from other directions.</text:p>
        </text:list-item>
        <text:list-item>
          <text:p text:style-name="P9">The current time left from the allotted deadline.</text:p>
        </text:list-item>
      </text:list>
      <text:p text:style-name="P11"><text:span text:style-name="T6">Because the goal is that the agent learn the traffic rules and reach the objective as soon as possible, the states are conformed by the following variables:</text:span></text:p>
      <text:list xml:id="list6827998416939780320" text:style-name="L6">
        <text:list-item>
          <text:p text:style-name="P8">The “inputs” (“light”, “oncoming”, “right” and “left”) will be useful to the smartcab to learn the traffic rules. </text:p>
        </text:list-item>
        <text:list-item>
          <text:p text:style-name="P8">The next_waypoint state will help the smartcab to <text:span text:style-name="T7">learn </text:span>follow<text:span text:style-name="T7">ing</text:span> the <text:span text:style-name="T7">route designed by the planner. This will allow to the smartcat to reach the destination following the optimal route.</text:span></text:p>
        </text:list-item>
      </text:list>
      <text:p text:style-name="P17">The deadline does not help in learning the traffic rules. On the other hand, we want the the smartcab to reach the destination as soon as possible, so it neither cares the deadline for learning the optimal route. <text:s/></text:p>
      <text:p text:style-name="P7"><text:soft-page-break/></text:p>
      <text:p text:style-name="Text_20_body"><text:span text:style-name="Strong_20_Emphasis"><text:span text:style-name="Emphasis">OPTIONAL: </text:span></text:span><text:span text:style-name="Emphasis">How many states in total exist for the </text:span><text:span text:style-name="Emphasis"><text:span text:style-name="Strong_20_Emphasis">smartcab </text:span></text:span><text:span text:style-name="Emphasis">in this environment? Does this number seem reasonable given that the goal of Q-Learning is to learn and make informed decisions about each state? Why or why not?</text:span></text:p>
      <text:p text:style-name="Text_20_body"><text:span text:style-name="Emphasis"><text:span text:style-name="T3">The following table shows the possible values that each state </text:span></text:span><text:span text:style-name="Emphasis"><text:span text:style-name="T4">variable</text:span></text:span><text:span text:style-name="Emphasis"><text:span text:style-name="T3"> could take:</text:span></text:span></text:p>
      <table:table table:name="Table1" table:style-name="Table1">
        <table:table-column table:style-name="Table1.A" table:number-columns-repeated="2"/>
        <table:table-column table:style-name="Table1.C"/>
        <table:table-row>
          <table:table-cell table:style-name="Table1.A1" office:value-type="string">
            <text:p text:style-name="P22">State <text:span text:style-name="T8">variable</text:span></text:p>
          </table:table-cell>
          <table:table-cell table:style-name="Table1.A1" office:value-type="string">
            <text:p text:style-name="P22">Possible values to take</text:p>
          </table:table-cell>
          <table:table-cell table:style-name="Table1.C1" office:value-type="string">
            <text:p text:style-name="P22">No. of possible values</text:p>
          </table:table-cell>
        </table:table-row>
        <table:table-row>
          <table:table-cell table:style-name="Table1.A2" office:value-type="string">
            <text:p text:style-name="P12">“light”</text:p>
          </table:table-cell>
          <table:table-cell table:style-name="Table1.A2" office:value-type="string">
            <text:p text:style-name="P12"><text:s/>red, green</text:p>
          </table:table-cell>
          <table:table-cell table:style-name="Table1.C2" office:value-type="string">
            <text:p text:style-name="P14">2</text:p>
          </table:table-cell>
        </table:table-row>
        <table:table-row>
          <table:table-cell table:style-name="Table1.A2" office:value-type="string">
            <text:p text:style-name="P15"><text:span text:style-name="T7">“oncoming”</text:span></text:p>
          </table:table-cell>
          <table:table-cell table:style-name="Table1.A2" office:value-type="string">
            <text:p text:style-name="P15">None, 'forward', 'left', 'right'</text:p>
          </table:table-cell>
          <table:table-cell table:style-name="Table1.C2" office:value-type="string">
            <text:p text:style-name="P14">4</text:p>
          </table:table-cell>
        </table:table-row>
        <table:table-row>
          <table:table-cell table:style-name="Table1.A2" office:value-type="string">
            <text:p text:style-name="P15"><text:span text:style-name="T7">“right”</text:span></text:p>
          </table:table-cell>
          <table:table-cell table:style-name="Table1.A2" office:value-type="string">
            <text:p text:style-name="P15">None, 'forward', 'left', 'right'</text:p>
          </table:table-cell>
          <table:table-cell table:style-name="Table1.C2" office:value-type="string">
            <text:p text:style-name="P14">4</text:p>
          </table:table-cell>
        </table:table-row>
        <table:table-row>
          <table:table-cell table:style-name="Table1.A2" office:value-type="string">
            <text:p text:style-name="P15"><text:span text:style-name="T7">“left”</text:span></text:p>
          </table:table-cell>
          <table:table-cell table:style-name="Table1.A2" office:value-type="string">
            <text:p text:style-name="P15">None, 'forward', 'left', 'right'</text:p>
          </table:table-cell>
          <table:table-cell table:style-name="Table1.C2" office:value-type="string">
            <text:p text:style-name="P14">4</text:p>
          </table:table-cell>
        </table:table-row>
        <table:table-row>
          <table:table-cell table:style-name="Table1.A2" office:value-type="string">
            <text:p text:style-name="P20">“<text:span text:style-name="T6">next_waypoint”</text:span></text:p>
          </table:table-cell>
          <table:table-cell table:style-name="Table1.A2" office:value-type="string">
            <text:p text:style-name="P15">forward, <text:span text:style-name="T7">right, left</text:span></text:p>
          </table:table-cell>
          <table:table-cell table:style-name="Table1.C2" office:value-type="string">
            <text:p text:style-name="P14">3</text:p>
          </table:table-cell>
        </table:table-row>
        <table:table-row>
          <table:table-cell table:style-name="Table1.A2" table:number-columns-spanned="2" office:value-type="string">
            <text:p text:style-name="P21">Total states:</text:p>
          </table:table-cell>
          <table:covered-table-cell/>
          <table:table-cell table:style-name="Table1.C7" office:value-type="float" office:value="384">
            <text:p text:style-name="P16">384</text:p>
          </table:table-cell>
        </table:table-row>
      </table:table>
      <text:p text:style-name="Text_20_body"><text:span text:style-name="Emphasis"/></text:p>
      <text:p text:style-name="P13"><text:span text:style-name="T8">From the table above,</text:span> there are <text:span text:style-name="T8">384 possible</text:span> states <text:span text:style-name="T8">for the smartcab in this environment</text:span>. <text:span text:style-name="T8">For this simple scenario, it looks a significant number, but still reasonable. Specially because the low traffic (the probability that </text:span>“oncoming”, “right” <text:span text:style-name="T8">and </text:span>“left” <text:span text:style-name="T8">take values different than None</text:span> <text:span text:style-name="T8">is very low) the smartcab must make lot of trips for learning the best action to take in every state.</text:span></text:p>
      <text:h text:style-name="P3" text:outline-level="3"><text:bookmark text:name="implement-a-q-learning-driving-agent"/>Implement a Q-Learning Driving Agent</text:h>
      <text:p text:style-name="Text_20_body"/>
      <text:p text:style-name="Text_20_body"><text:span text:style-name="Strong_20_Emphasis"><text:span text:style-name="Emphasis">QUESTION: </text:span></text:span><text:span text:style-name="Emphasis">What changes do you notice in the agent's behavior when compared to the basic driving agent when random actions were always taken? Why is this behavior occurring?</text:span></text:p>
      <text:p text:style-name="P18"><text:span text:style-name="Emphasis"><text:span text:style-name="T5">At the beginning, it acts very similar (even equal) to the basic agent, the one who takes only random actions. This is because the Q table is empty, which means that the agent has not learned anything yet.</text:span></text:span></text:p>
      <text:p text:style-name="P18"><text:span text:style-name="Emphasis"><text:span text:style-name="T5">With the increase of the iterations and trials, the Q-Learning algorithm starts to make its works. The agent learns, given the rewards granted for every state it has visited, what is the best action to perform. The smartcab first learns how to reach the destination following the route given by the planner, but it makes some traffic infractions. This occurs because the traffic density is low, so there are few cases where the smartcat meets some other car in a intersection. <text:s/>With enough trials, the smartcab also learns the traffic rules.</text:span></text:span></text:p>
      <text:h text:style-name="P3" text:outline-level="3"><text:bookmark text:name="improve-the-q-learning-driving-agent"/>Improve the Q-Learning Driving Agent</text:h>
      <text:p text:style-name="Text_20_body"/>
      <text:p text:style-name="Text_20_body"><text:soft-page-break/><text:span text:style-name="Strong_20_Emphasis"><text:span text:style-name="Emphasis">QUESTION: </text:span></text:span><text:span text:style-name="Emphasis">Report the different values for the parameters tuned in your basic implementation of Q-Learning. For which set of parameters does the agent perform best? How well does the final driving agent perform?</text:span></text:p>
      <text:p text:style-name="Text_20_body"/>
      <text:p text:style-name="Text_20_body"><text:span text:style-name="Strong_20_Emphasis"><text:span text:style-name="Emphasis">QUESTION: </text:span></text:span><text:span text:style-name="Emphasis">Does your agent get close to finding an optimal policy, i.e. reach the destination in the minimum possible time, and not incur any penalties? How would you describe an optimal policy for this problem?</text:span></text:p>
      <text:p text:style-name="P6"/>
      <text:p text:style-name="P6"/>
      <text:p text:style-name="P5">I set n_trials=100 in agent.py and got 75% success rate in average, meaning that I was able to make the agent reach its goal roughly 75 times out of 100 trials. </text:p>
      <text:p text:style-name="P5">I repeated the simulation 5 or 6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DejaVu Sans Mono" svg:font-family="'DejaVu Sans Mono'"/>
    <style:font-face style:name="Helvetica" svg:font-family="Helvetica, Arial, sans-serif"/>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05T16:04:50.714830003</meta:creation-date>
    <dc:date>2016-08-11T16:48:27.435789935</dc:date>
    <dc:creator>nalvarez </dc:creator>
    <meta:editing-duration>PT10H51M3S</meta:editing-duration>
    <meta:editing-cycles>9</meta:editing-cycles>
    <meta:generator>LibreOffice/4.3.3.2$Linux_X86_64 LibreOffice_project/430m0$Build-2</meta:generator>
    <meta:document-statistic meta:table-count="1" meta:image-count="0" meta:object-count="0" meta:page-count="3" meta:paragraph-count="48" meta:word-count="770" meta:character-count="4626" meta:non-whitespace-character-count="3903"/>
  </office:meta>
</office:document-meta>
</file>